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999999" draw:fill="solid" draw:fill-color="#ffffd7" draw:opacity="10%" draw:textarea-vertical-align="middle"/>
    </style:style>
    <style:style style:name="gr3" style:family="graphic" style:parent-style-name="objectwithoutfill">
      <style:graphic-properties svg:stroke-color="#dddddd" draw:fill="none" draw:textarea-vertical-align="middle"/>
    </style:style>
    <style:style style:name="gr4" style:family="graphic" style:parent-style-name="objectwithoutfill">
      <style:graphic-properties svg:stroke-color="#3faf46" draw:fill="solid" draw:fill-color="#afd095" draw:textarea-vertical-align="middle"/>
    </style:style>
    <style:style style:name="gr5" style:family="graphic" style:parent-style-name="objectwithoutfill">
      <style:graphic-properties svg:stroke-color="#999999" draw:fill="solid" draw:fill-color="#ffd8ce" draw:opacity="10%" draw:textarea-vertical-align="middle"/>
    </style:style>
    <style:style style:name="gr6" style:family="graphic" style:parent-style-name="objectwithoutfill">
      <style:graphic-properties draw:fill="solid" draw:fill-color="#ffffd7" draw:opacity="50%" draw:textarea-vertical-align="middle"/>
    </style:style>
    <style:style style:name="gr7" style:family="graphic" style:parent-style-name="objectwithoutfill">
      <style:graphic-properties svg:stroke-color="#b47804" draw:fill="none" draw:textarea-vertical-align="middle"/>
    </style:style>
    <style:style style:name="gr8" style:family="graphic" style:parent-style-name="objectwithoutfill">
      <style:graphic-properties svg:stroke-width="0cm" svg:stroke-color="#b47804" draw:marker-start-width="0.158cm" draw:marker-end-width="0.158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color="#bf0041" draw:fill-color="#cccccc" draw:textarea-vertical-align="middle"/>
    </style:style>
    <style:style style:name="gr10" style:family="graphic" style:parent-style-name="standard">
      <style:graphic-properties svg:stroke-color="#ffffff" draw:fill-color="#069a2e" draw:textarea-horizontal-align="justify" draw:textarea-vertical-align="middle" draw:auto-grow-height="false" fo:min-height="0cm" fo:min-width="0.769cm"/>
    </style:style>
    <style:style style:name="gr11" style:family="graphic" style:parent-style-name="objectwithoutfill">
      <style:graphic-properties svg:stroke-width="0.053cm" svg:stroke-color="#ffd428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solid" svg:stroke-width="0.028cm" svg:stroke-color="#3a1a0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color="#ffffff" draw:fill-color="#afd095" draw:textarea-horizontal-align="justify" draw:textarea-vertical-align="middle" draw:auto-grow-height="false" fo:min-height="0cm" fo:min-width="0.77cm"/>
    </style:style>
    <style:style style:name="gr14" style:family="graphic" style:parent-style-name="objectwithoutfill">
      <style:graphic-properties svg:stroke-width="0.053cm" svg:stroke-color="#ffde5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ffffff" draw:fill-color="#afd095" draw:textarea-horizontal-align="justify" draw:textarea-vertical-align="middle" draw:auto-grow-height="false" fo:min-height="0cm" fo:min-width="0.769cm"/>
    </style:style>
    <style:style style:name="gr16" style:family="graphic" style:parent-style-name="objectwithoutfill">
      <style:graphic-properties draw:stroke="solid" svg:stroke-width="0.028cm" svg:stroke-color="#afd095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svg:stroke-color="#dee7e5" draw:fill-color="#afd095" draw:textarea-vertical-align="middle"/>
    </style:style>
    <style:style style:name="gr18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svg:stroke-color="#999999" draw:fill-color="#fff5ce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999999" draw:fill-color="#ffde59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1.339cm"/>
    </style:style>
    <style:style style:name="gr23" style:family="graphic" style:parent-style-name="objectwithoutfill">
      <style:graphic-properties svg:stroke-color="#ffffff" draw:fill="none" draw:textarea-vertical-align="middle"/>
    </style:style>
    <style:style style:name="gr24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svg:stroke-width="0.028cm" svg:stroke-color="#3a1a0f" draw:marker-start-width="0.284cm" draw:marker-end-width="0.284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color="#000000" draw:fill="solid" draw:fill-color="#ffd8ce" draw:opacity="20%" draw:textarea-horizontal-align="justify" draw:textarea-vertical-align="middle" draw:auto-grow-height="false" fo:min-height="1.021cm" fo:min-width="12.191cm"/>
    </style:style>
    <style:style style:name="gr27" style:family="graphic" style:parent-style-name="objectwithoutfill">
      <style:graphic-properties svg:stroke-width="0.028cm" svg:stroke-color="#b4780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8" style:family="graphic" style:parent-style-name="objectwithoutfill">
      <style:graphic-properties svg:stroke-color="#3faf46" draw:fill="solid" draw:fill-color="#069a2e" draw:textarea-vertical-align="middle"/>
    </style:style>
    <style:style style:name="gr2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07cm"/>
    </style:style>
    <style:style style:name="gr3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069cm"/>
    </style:style>
    <style:style style:name="gr3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2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3.211cm"/>
    </style:style>
    <style:style style:name="gr33" style:family="graphic" style:parent-style-name="standard">
      <style:graphic-properties draw:fill-color="#069a2e" draw:textarea-vertical-align="middle"/>
    </style:style>
    <style:style style:name="gr34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.396cm"/>
    </style:style>
    <style:style style:name="gr35" style:family="graphic" style:parent-style-name="objectwithoutfill">
      <style:graphic-properties svg:stroke-width="0.028cm" svg:stroke-color="#5eb91e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6" style:family="graphic" style:parent-style-name="objectwithoutfill">
      <style:graphic-properties svg:stroke-width="0.028cm" svg:stroke-color="#e8a20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7" style:family="graphic" style:parent-style-name="objectwithoutfill">
      <style:graphic-properties svg:stroke-width="0.028cm" svg:stroke-color="#e8a202" draw:marker-start-width="0.326cm" draw:marker-end-width="0.326cm" draw:fill="none" draw:textarea-vertical-align="middle" fo:padding-top="0.139cm" fo:padding-bottom="0.139cm" fo:padding-left="0.264cm" fo:padding-right="0.264cm"/>
    </style:style>
    <style:style style:name="gr38" style:family="graphic" style:parent-style-name="objectwithoutfill">
      <style:graphic-properties svg:stroke-width="0.028cm" svg:stroke-color="#e8a202" draw:marker-start-width="0.326cm" draw:marker-end-width="0.326cm" draw:fill="none" draw:textarea-horizontal-align="center" draw:textarea-vertical-align="middle" fo:padding-top="0.139cm" fo:padding-bottom="0.139cm" fo:padding-left="0.264cm" fo:padding-right="0.264cm"/>
    </style:style>
    <style:style style:name="gr39" style:family="graphic" style:parent-style-name="objectwithoutfill">
      <style:graphic-properties draw:stroke="dash" draw:stroke-dash="Ultrafine_20_Dotted_20__28_var_29_" svg:stroke-width="0.018cm" svg:stroke-color="#ff8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0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1.34cm"/>
    </style:style>
    <style:style style:name="gr41" style:family="graphic" style:parent-style-name="objectwithoutfill">
      <style:graphic-properties svg:stroke-width="0.035cm" svg:stroke-color="#bf004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d7" draw:opacity="10%"/>
      <style:paragraph-properties fo:text-align="center"/>
    </style:style>
    <style:style style:name="P3" style:family="paragraph">
      <loext:graphic-properties draw:fill="solid" draw:fill-color="#afd095"/>
      <style:paragraph-properties fo:text-align="center"/>
    </style:style>
    <style:style style:name="P4" style:family="paragraph">
      <loext:graphic-properties draw:fill="solid" draw:fill-color="#ffd8ce" draw:opacity="10%"/>
      <style:paragraph-properties fo:text-align="center"/>
    </style:style>
    <style:style style:name="P5" style:family="paragraph">
      <loext:graphic-properties draw:fill="solid" draw:fill-color="#ffffd7" draw:opacity="50%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069a2e"/>
      <style:paragraph-properties fo:text-align="center"/>
    </style:style>
    <style:style style:name="P8" style:family="paragraph">
      <loext:graphic-properties draw:fill-color="#afd095"/>
      <style:paragraph-properties fo:text-align="center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loext:graphic-properties draw:fill-color="#fff5ce"/>
      <style:paragraph-properties fo:text-align="center"/>
    </style:style>
    <style:style style:name="P11" style:family="paragraph">
      <loext:graphic-properties draw:fill-color="#ffde59"/>
      <style:paragraph-properties fo:text-align="center"/>
    </style:style>
    <style:style style:name="P12" style:family="paragraph">
      <loext:graphic-properties draw:fill-color="#999999"/>
      <style:paragraph-properties fo:text-align="center"/>
    </style:style>
    <style:style style:name="P13" style:family="paragraph">
      <loext:graphic-properties draw:fill="solid" draw:fill-color="#ffd8ce" draw:opacity="20%"/>
      <style:paragraph-properties fo:text-align="center"/>
    </style:style>
    <style:style style:name="P14" style:family="paragraph">
      <loext:graphic-properties draw:fill="solid" draw:fill-color="#069a2e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835cm" svg:y1="6.062cm" svg:x2="12.386cm" svg:y2="6.062cm">
          <text:p/>
        </draw:line>
        <draw:line draw:style-name="gr1" draw:text-style-name="P1" draw:layer="layout" svg:x1="4.835cm" svg:y1="16.23cm" svg:x2="14.924cm" svg:y2="16.23cm">
          <text:p/>
        </draw:line>
        <draw:g>
          <draw:polygon draw:style-name="gr2" draw:text-style-name="P2" draw:layer="layout" svg:width="10.787cm" svg:height="1.233cm" draw:transform="skewX (-0.000523598775598289) rotate (-1.32592663274009) translate (10.4076908465374cm 5.76250670905103cm)" svg:viewBox="0 0 10788 1234" draw:points="0,1231 10480,1234 10788,3 308,0">
            <text:p/>
          </draw:polygon>
          <draw:line draw:style-name="gr3" draw:text-style-name="P1" draw:layer="layout" svg:x1="9.289cm" svg:y1="6.062cm" svg:x2="11.827cm" svg:y2="16.23cm">
            <text:p/>
          </draw:line>
          <draw:line draw:style-name="gr3" draw:text-style-name="P1" draw:layer="layout" svg:x1="9.416cm" svg:y1="6.062cm" svg:x2="11.954cm" svg:y2="16.23cm">
            <text:p/>
          </draw:line>
          <draw:line draw:style-name="gr3" draw:text-style-name="P1" draw:layer="layout" svg:x1="9.543cm" svg:y1="6.062cm" svg:x2="12.081cm" svg:y2="16.23cm">
            <text:p/>
          </draw:line>
          <draw:line draw:style-name="gr3" draw:text-style-name="P1" draw:layer="layout" svg:x1="9.67cm" svg:y1="6.062cm" svg:x2="12.208cm" svg:y2="16.23cm">
            <text:p/>
          </draw:line>
          <draw:line draw:style-name="gr3" draw:text-style-name="P1" draw:layer="layout" svg:x1="9.797cm" svg:y1="6.062cm" svg:x2="12.335cm" svg:y2="16.23cm">
            <text:p/>
          </draw:line>
          <draw:line draw:style-name="gr3" draw:text-style-name="P1" draw:layer="layout" svg:x1="9.924cm" svg:y1="6.062cm" svg:x2="12.462cm" svg:y2="16.23cm">
            <text:p/>
          </draw:line>
          <draw:line draw:style-name="gr3" draw:text-style-name="P1" draw:layer="layout" svg:x1="10.051cm" svg:y1="6.062cm" svg:x2="12.589cm" svg:y2="16.23cm">
            <text:p/>
          </draw:line>
          <draw:line draw:style-name="gr3" draw:text-style-name="P1" draw:layer="layout" svg:x1="10.178cm" svg:y1="6.062cm" svg:x2="12.716cm" svg:y2="16.23cm">
            <text:p/>
          </draw:line>
          <draw:line draw:style-name="gr3" draw:text-style-name="P1" draw:layer="layout" svg:x1="10.305cm" svg:y1="6.062cm" svg:x2="12.843cm" svg:y2="16.23cm">
            <text:p/>
          </draw:line>
          <draw:line draw:style-name="gr3" draw:text-style-name="P1" draw:layer="layout" svg:x1="10.431cm" svg:y1="6.062cm" svg:x2="12.969cm" svg:y2="16.23cm">
            <text:p/>
          </draw:line>
        </draw:g>
        <draw:g>
          <draw:polygon draw:style-name="gr2" draw:text-style-name="P2" draw:layer="layout" svg:width="10.787cm" svg:height="1.233cm" draw:transform="skewX (-0.000523598775598288) rotate (-1.32592663274009) translate (11.6767448822904cm 5.76250670905103cm)" svg:viewBox="0 0 10788 1234" draw:points="0,1231 10480,1234 10788,3 308,0">
            <text:p/>
          </draw:polygon>
          <draw:line draw:style-name="gr3" draw:text-style-name="P1" draw:layer="layout" svg:x1="10.558cm" svg:y1="6.062cm" svg:x2="13.096cm" svg:y2="16.23cm">
            <text:p/>
          </draw:line>
          <draw:line draw:style-name="gr3" draw:text-style-name="P1" draw:layer="layout" svg:x1="10.685cm" svg:y1="6.062cm" svg:x2="13.223cm" svg:y2="16.23cm">
            <text:p/>
          </draw:line>
          <draw:line draw:style-name="gr3" draw:text-style-name="P1" draw:layer="layout" svg:x1="10.812cm" svg:y1="6.062cm" svg:x2="13.35cm" svg:y2="16.23cm">
            <text:p/>
          </draw:line>
          <draw:line draw:style-name="gr3" draw:text-style-name="P1" draw:layer="layout" svg:x1="10.939cm" svg:y1="6.062cm" svg:x2="13.477cm" svg:y2="16.23cm">
            <text:p/>
          </draw:line>
          <draw:line draw:style-name="gr3" draw:text-style-name="P1" draw:layer="layout" svg:x1="11.066cm" svg:y1="6.062cm" svg:x2="13.604cm" svg:y2="16.23cm">
            <text:p/>
          </draw:line>
          <draw:line draw:style-name="gr3" draw:text-style-name="P1" draw:layer="layout" svg:x1="11.193cm" svg:y1="6.062cm" svg:x2="13.731cm" svg:y2="16.23cm">
            <text:p/>
          </draw:line>
          <draw:line draw:style-name="gr3" draw:text-style-name="P1" draw:layer="layout" svg:x1="11.32cm" svg:y1="6.062cm" svg:x2="13.858cm" svg:y2="16.23cm">
            <text:p/>
          </draw:line>
          <draw:line draw:style-name="gr3" draw:text-style-name="P1" draw:layer="layout" svg:x1="11.447cm" svg:y1="6.062cm" svg:x2="13.985cm" svg:y2="16.23cm">
            <text:p/>
          </draw:line>
          <draw:line draw:style-name="gr3" draw:text-style-name="P1" draw:layer="layout" svg:x1="11.574cm" svg:y1="6.062cm" svg:x2="14.112cm" svg:y2="16.23cm">
            <text:p/>
          </draw:line>
          <draw:line draw:style-name="gr3" draw:text-style-name="P1" draw:layer="layout" svg:x1="11.701cm" svg:y1="6.062cm" svg:x2="14.239cm" svg:y2="16.23cm">
            <text:p/>
          </draw:line>
        </draw:g>
        <draw:polygon draw:style-name="gr4" draw:text-style-name="P3" draw:layer="layout" svg:width="1.268cm" svg:height="0.19cm" svg:x="7.944cm" svg:y="5.87cm" svg:viewBox="0 0 1269 191" draw:points="444,0 824,0 1269,127 1269,191 0,191 0,127">
          <text:p/>
        </draw:polygon>
        <draw:polygon draw:style-name="gr4" draw:text-style-name="P3" draw:layer="layout" svg:width="1.268cm" svg:height="0.19cm" svg:x="9.213cm" svg:y="5.871cm" svg:viewBox="0 0 1269 191" draw:points="444,0 824,0 1269,127 1269,191 0,191 0,127">
          <text:p/>
        </draw:polygon>
        <draw:polygon draw:style-name="gr4" draw:text-style-name="P3" draw:layer="layout" svg:width="1.268cm" svg:height="0.19cm" svg:x="10.482cm" svg:y="5.872cm" svg:viewBox="0 0 1269 191" draw:points="444,0 824,0 1269,127 1269,191 0,191 0,127">
          <text:p/>
        </draw:polygon>
        <draw:polygon draw:style-name="gr4" draw:text-style-name="P3" draw:layer="layout" svg:width="1.268cm" svg:height="0.19cm" svg:x="5.406cm" svg:y="5.87cm" svg:viewBox="0 0 1269 191" draw:points="444,0 824,0 1269,127 1269,191 0,191 0,127">
          <text:p/>
        </draw:polygon>
        <draw:polygon draw:style-name="gr4" draw:text-style-name="P3" draw:layer="layout" svg:width="1.268cm" svg:height="0.19cm" svg:x="6.675cm" svg:y="5.873cm" svg:viewBox="0 0 1269 191" draw:points="444,0 824,0 1269,127 1269,191 0,191 0,127">
          <text:p/>
        </draw:polygon>
        <draw:g>
          <draw:polygon draw:style-name="gr5" draw:text-style-name="P4" draw:layer="layout" svg:width="10.787cm" svg:height="1.233cm" draw:transform="skewX (0.00052359877559836) rotate (1.32592663274009) translate (5.40368152904792cm 16.2288900933891cm)" svg:viewBox="0 0 10788 1234" draw:points="10788,1231 308,1234 0,3 10480,0">
            <text:p/>
          </draw:polygon>
          <draw:line draw:style-name="gr3" draw:text-style-name="P1" draw:layer="layout" svg:x1="9.137cm" svg:y1="6.062cm" svg:x2="6.599cm" svg:y2="16.23cm">
            <text:p/>
          </draw:line>
          <draw:line draw:style-name="gr3" draw:text-style-name="P1" draw:layer="layout" svg:x1="9.01cm" svg:y1="6.062cm" svg:x2="6.472cm" svg:y2="16.23cm">
            <text:p/>
          </draw:line>
          <draw:line draw:style-name="gr3" draw:text-style-name="P1" draw:layer="layout" svg:x1="8.884cm" svg:y1="6.062cm" svg:x2="6.346cm" svg:y2="16.23cm">
            <text:p/>
          </draw:line>
          <draw:line draw:style-name="gr3" draw:text-style-name="P1" draw:layer="layout" svg:x1="8.757cm" svg:y1="6.062cm" svg:x2="6.219cm" svg:y2="16.23cm">
            <text:p/>
          </draw:line>
          <draw:line draw:style-name="gr3" draw:text-style-name="P1" draw:layer="layout" svg:x1="8.63cm" svg:y1="6.062cm" svg:x2="6.092cm" svg:y2="16.23cm">
            <text:p/>
          </draw:line>
          <draw:line draw:style-name="gr3" draw:text-style-name="P1" draw:layer="layout" svg:x1="8.503cm" svg:y1="6.062cm" svg:x2="5.965cm" svg:y2="16.23cm">
            <text:p/>
          </draw:line>
          <draw:line draw:style-name="gr3" draw:text-style-name="P1" draw:layer="layout" svg:x1="8.376cm" svg:y1="6.062cm" svg:x2="5.838cm" svg:y2="16.23cm">
            <text:p/>
          </draw:line>
          <draw:line draw:style-name="gr3" draw:text-style-name="P1" draw:layer="layout" svg:x1="8.249cm" svg:y1="6.062cm" svg:x2="5.711cm" svg:y2="16.23cm">
            <text:p/>
          </draw:line>
          <draw:line draw:style-name="gr3" draw:text-style-name="P1" draw:layer="layout" svg:x1="8.122cm" svg:y1="6.062cm" svg:x2="5.584cm" svg:y2="16.23cm">
            <text:p/>
          </draw:line>
          <draw:line draw:style-name="gr3" draw:text-style-name="P1" draw:layer="layout" svg:x1="7.995cm" svg:y1="6.062cm" svg:x2="5.457cm" svg:y2="16.23cm">
            <text:p/>
          </draw:line>
        </draw:g>
        <draw:g>
          <draw:polygon draw:style-name="gr6" draw:text-style-name="P5" draw:layer="layout" svg:width="10.787cm" svg:height="1.233cm" draw:transform="skewX (-0.000523598775598324) rotate (-1.32592663274009) translate (9.13863681078441cm 5.76250670905103cm)" svg:viewBox="0 0 10788 1234" draw:points="0,1231 10480,1234 10788,3 308,0">
            <text:p/>
          </draw:polygon>
          <draw:line draw:style-name="gr7" draw:text-style-name="P1" draw:layer="layout" svg:x1="8.02cm" svg:y1="6.062cm" svg:x2="10.558cm" svg:y2="16.23cm">
            <text:p/>
          </draw:line>
          <draw:line draw:style-name="gr7" draw:text-style-name="P1" draw:layer="layout" svg:x1="8.147cm" svg:y1="6.062cm" svg:x2="10.685cm" svg:y2="16.23cm">
            <text:p/>
          </draw:line>
          <draw:line draw:style-name="gr7" draw:text-style-name="P1" draw:layer="layout" svg:x1="8.274cm" svg:y1="6.062cm" svg:x2="10.812cm" svg:y2="16.23cm">
            <text:p/>
          </draw:line>
          <draw:line draw:style-name="gr7" draw:text-style-name="P1" draw:layer="layout" svg:x1="8.401cm" svg:y1="6.062cm" svg:x2="10.939cm" svg:y2="16.23cm">
            <text:p/>
          </draw:line>
          <draw:line draw:style-name="gr8" draw:text-style-name="P1" draw:layer="layout" svg:x1="8.528cm" svg:y1="6.062cm" svg:x2="11.066cm" svg:y2="16.23cm">
            <text:p/>
          </draw:line>
          <draw:line draw:style-name="gr7" draw:text-style-name="P1" draw:layer="layout" svg:x1="8.655cm" svg:y1="6.062cm" svg:x2="11.193cm" svg:y2="16.23cm">
            <text:p/>
          </draw:line>
          <draw:line draw:style-name="gr7" draw:text-style-name="P1" draw:layer="layout" svg:x1="8.782cm" svg:y1="6.062cm" svg:x2="11.32cm" svg:y2="16.23cm">
            <text:p/>
          </draw:line>
          <draw:line draw:style-name="gr7" draw:text-style-name="P1" draw:layer="layout" svg:x1="8.909cm" svg:y1="6.062cm" svg:x2="11.447cm" svg:y2="16.23cm">
            <text:p/>
          </draw:line>
          <draw:line draw:style-name="gr7" draw:text-style-name="P1" draw:layer="layout" svg:x1="9.036cm" svg:y1="6.062cm" svg:x2="11.574cm" svg:y2="16.23cm">
            <text:p/>
          </draw:line>
          <draw:line draw:style-name="gr7" draw:text-style-name="P1" draw:layer="layout" svg:x1="9.162cm" svg:y1="6.062cm" svg:x2="11.7cm" svg:y2="16.23cm">
            <text:p/>
          </draw:line>
        </draw:g>
        <draw:path draw:style-name="gr9" draw:text-style-name="P6" draw:layer="layout" svg:width="1.077cm" svg:height="7.117cm" svg:x="0.33cm" svg:y="2.313cm" svg:viewBox="0 0 1078 7118" svg:d="M888 0c0 483 0 483 0 897-380-8-380 1835-380 2852s253 2986 570 2987c0 127 0 382 0 382-634 0-1078-1717-1078-3369s0-3749 888-3749z">
          <text:p/>
        </draw:path>
        <draw:g>
          <draw:custom-shape draw:style-name="gr10" draw:text-style-name="P7" draw:layer="layout" svg:width="1.269cm" svg:height="0.19cm" svg:x="10.482cm" svg:y="16.2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10.545cm" svg:y1="16.293cm" svg:x2="11.751cm" svg:y2="16.293cm">
            <text:p/>
          </draw:line>
        </draw:g>
        <draw:path draw:style-name="gr12" draw:text-style-name="P1" draw:layer="layout" svg:width="13.925cm" svg:height="3.404cm" draw:transform="rotate (-1.5707963267949) translate (15.0865022566051cm 2.91416136570167cm)" svg:viewBox="0 0 13926 3405" svg:d="M0 2066c2542 0 7214-1333 8803-1777 1589-443 4512-507 4894 762 381 1269 220 2098 0 2284-51 43-163 70-291 70">
          <text:p/>
        </draw:path>
        <draw:g>
          <draw:g>
            <draw:custom-shape draw:style-name="gr13" draw:text-style-name="P8" draw:layer="layout" svg:width="1.27cm" svg:height="0.19cm" svg:x="11.751cm" svg:y="16.23cm">
              <text:p/>
              <draw:enhanced-geometry svg:viewBox="0 0 21600 21600" draw:type="rectangle" draw:enhanced-path="M 0 0 L 21600 0 21600 21600 0 21600 0 0 Z N"/>
            </draw:custom-shape>
            <draw:line draw:style-name="gr14" draw:text-style-name="P1" draw:layer="layout" svg:x1="11.814cm" svg:y1="16.293cm" svg:x2="13.02cm" svg:y2="16.293cm">
              <text:p/>
            </draw:line>
          </draw:g>
          <draw:g>
            <draw:custom-shape draw:style-name="gr15" draw:text-style-name="P8" draw:layer="layout" svg:width="1.269cm" svg:height="0.19cm" svg:x="13.034cm" svg:y="16.23cm">
              <text:p/>
              <draw:enhanced-geometry svg:viewBox="0 0 21600 21600" draw:type="rectangle" draw:enhanced-path="M 0 0 L 21600 0 21600 21600 0 21600 0 0 Z N"/>
            </draw:custom-shape>
            <draw:line draw:style-name="gr14" draw:text-style-name="P1" draw:layer="layout" svg:x1="13.096cm" svg:y1="16.293cm" svg:x2="14.302cm" svg:y2="16.293cm">
              <text:p/>
            </draw:line>
          </draw:g>
        </draw:g>
        <draw:path draw:style-name="gr16" draw:text-style-name="P1" draw:layer="layout" svg:width="13.709cm" svg:height="2.085cm" draw:transform="rotate (-1.5707963267949) translate (15.0448541693141cm 2.91416136570167cm)" svg:viewBox="0 0 13710 2086" svg:d="M0 1961c2542 0 6884-1356 8804-1814 1919-459 4432 276 4702 595 269 320 201 590 183 907-18 316-71 475-283 429">
          <text:p/>
        </draw:path>
        <draw:g>
          <draw:polygon draw:style-name="gr17" draw:text-style-name="P8" draw:layer="layout" svg:width="1.014cm" svg:height="1.261cm" svg:x="11.783cm" svg:y="2.946cm" svg:viewBox="0 0 1015 1262" draw:points="0,0 0,1262 508,1262 508,946 1015,946 1015,0">
            <text:p/>
          </draw:polygon>
          <draw:custom-shape draw:style-name="gr18" draw:text-style-name="P9" draw:layer="layout" svg:width="0.283cm" svg:height="0.043cm" svg:x="11.893cm" svg:y="2.77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9" draw:layer="layout" svg:width="0.282cm" svg:height="0.043cm" svg:x="12.41cm" svg:y="2.777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743cm" svg:height="0.09cm" draw:transform="skewX (0.00855211333477216) rotate (-1.31632732185412) translate (11.59595782455cm 2.80295453979021cm)" svg:viewBox="0 0 744 91" svg:d="M0 69c352 25 713 53 744-69">
            <text:p/>
          </draw:path>
          <draw:custom-shape draw:style-name="gr20" draw:text-style-name="P10" draw:layer="layout" svg:width="0.063cm" svg:height="0.064cm" svg:x="11.467cm" svg:y="2.75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1" draw:layer="layout" svg:width="0.062cm" svg:height="0.064cm" svg:x="13.065cm" svg:y="2.75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1" draw:layer="layout" svg:width="0.063cm" svg:height="0.064cm" svg:x="12.983cm" svg:y="2.75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1.839cm" svg:height="0.094cm" svg:x="11.371cm" svg:y="2.82cm">
            <text:p/>
            <draw:enhanced-geometry svg:viewBox="0 0 21600 21600" draw:type="rectangle" draw:enhanced-path="M 0 0 L 21600 0 21600 21600 0 21600 0 0 Z N"/>
          </draw:custom-shape>
          <draw:g>
            <draw:line draw:style-name="gr23" draw:text-style-name="P1" draw:layer="layout" svg:x1="12.291cm" svg:y1="2.946cm" svg:x2="12.291cm" svg:y2="3.892cm">
              <text:p/>
            </draw:line>
            <draw:custom-shape draw:style-name="gr24" draw:text-style-name="P12" draw:layer="layout" svg:width="0.445cm" svg:height="0.073cm" svg:x="11.812cm" svg:y="4.17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2" draw:layer="layout" svg:width="0.445cm" svg:height="0.073cm" svg:x="12.328cm" svg:y="3.855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2" draw:layer="layout" svg:width="0.445cm" svg:height="0.073cm" svg:x="12.328cm" svg:y="2.909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2" draw:layer="layout" svg:width="0.445cm" svg:height="0.073cm" svg:x="11.812cm" svg:y="2.90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polygon draw:style-name="gr6" draw:text-style-name="P5" draw:layer="layout" svg:width="10.787cm" svg:height="1.233cm" draw:transform="skewX (-0.000523598775598324) rotate (-1.32592663274009) translate (7.86958277503144cm 5.76250670905103cm)" svg:viewBox="0 0 10788 1234" draw:points="0,1231 10480,1234 10788,3 308,0">
            <text:p/>
          </draw:polygon>
          <draw:line draw:style-name="gr7" draw:text-style-name="P1" draw:layer="layout" svg:x1="6.751cm" svg:y1="6.062cm" svg:x2="9.289cm" svg:y2="16.23cm">
            <text:p/>
          </draw:line>
          <draw:line draw:style-name="gr7" draw:text-style-name="P1" draw:layer="layout" svg:x1="6.878cm" svg:y1="6.062cm" svg:x2="9.416cm" svg:y2="16.23cm">
            <text:p/>
          </draw:line>
          <draw:line draw:style-name="gr7" draw:text-style-name="P1" draw:layer="layout" svg:x1="7.005cm" svg:y1="6.062cm" svg:x2="9.543cm" svg:y2="16.23cm">
            <text:p/>
          </draw:line>
          <draw:line draw:style-name="gr7" draw:text-style-name="P1" draw:layer="layout" svg:x1="7.132cm" svg:y1="6.062cm" svg:x2="9.67cm" svg:y2="16.23cm">
            <text:p/>
          </draw:line>
          <draw:line draw:style-name="gr8" draw:text-style-name="P1" draw:layer="layout" svg:x1="7.259cm" svg:y1="6.062cm" svg:x2="9.797cm" svg:y2="16.23cm">
            <text:p/>
          </draw:line>
          <draw:line draw:style-name="gr7" draw:text-style-name="P1" draw:layer="layout" svg:x1="7.386cm" svg:y1="6.062cm" svg:x2="9.924cm" svg:y2="16.23cm">
            <text:p/>
          </draw:line>
          <draw:line draw:style-name="gr7" draw:text-style-name="P1" draw:layer="layout" svg:x1="7.513cm" svg:y1="6.062cm" svg:x2="10.051cm" svg:y2="16.23cm">
            <text:p/>
          </draw:line>
          <draw:line draw:style-name="gr7" draw:text-style-name="P1" draw:layer="layout" svg:x1="7.64cm" svg:y1="6.062cm" svg:x2="10.178cm" svg:y2="16.23cm">
            <text:p/>
          </draw:line>
          <draw:line draw:style-name="gr7" draw:text-style-name="P1" draw:layer="layout" svg:x1="7.766cm" svg:y1="6.062cm" svg:x2="10.304cm" svg:y2="16.23cm">
            <text:p/>
          </draw:line>
          <draw:line draw:style-name="gr7" draw:text-style-name="P1" draw:layer="layout" svg:x1="7.893cm" svg:y1="6.062cm" svg:x2="10.431cm" svg:y2="16.23cm">
            <text:p/>
          </draw:line>
        </draw:g>
        <draw:g>
          <draw:polygon draw:style-name="gr6" draw:text-style-name="P5" draw:layer="layout" svg:width="10.787cm" svg:height="1.233cm" draw:transform="skewX (-0.000523598775598324) rotate (-1.32592663274009) translate (6.60052873927846cm 5.76250670905103cm)" svg:viewBox="0 0 10788 1234" draw:points="0,1231 10480,1234 10788,3 308,0">
            <text:p/>
          </draw:polygon>
          <draw:line draw:style-name="gr7" draw:text-style-name="P1" draw:layer="layout" svg:x1="5.482cm" svg:y1="6.062cm" svg:x2="8.02cm" svg:y2="16.23cm">
            <text:p/>
          </draw:line>
          <draw:line draw:style-name="gr7" draw:text-style-name="P1" draw:layer="layout" svg:x1="5.609cm" svg:y1="6.062cm" svg:x2="8.147cm" svg:y2="16.23cm">
            <text:p/>
          </draw:line>
          <draw:line draw:style-name="gr7" draw:text-style-name="P1" draw:layer="layout" svg:x1="5.736cm" svg:y1="6.062cm" svg:x2="8.274cm" svg:y2="16.23cm">
            <text:p/>
          </draw:line>
          <draw:line draw:style-name="gr7" draw:text-style-name="P1" draw:layer="layout" svg:x1="5.863cm" svg:y1="6.062cm" svg:x2="8.401cm" svg:y2="16.23cm">
            <text:p/>
          </draw:line>
          <draw:line draw:style-name="gr8" draw:text-style-name="P1" draw:layer="layout" svg:x1="5.99cm" svg:y1="6.062cm" svg:x2="8.528cm" svg:y2="16.23cm">
            <text:p/>
          </draw:line>
          <draw:line draw:style-name="gr7" draw:text-style-name="P1" draw:layer="layout" svg:x1="6.117cm" svg:y1="6.062cm" svg:x2="8.655cm" svg:y2="16.23cm">
            <text:p/>
          </draw:line>
          <draw:line draw:style-name="gr7" draw:text-style-name="P1" draw:layer="layout" svg:x1="6.244cm" svg:y1="6.062cm" svg:x2="8.782cm" svg:y2="16.23cm">
            <text:p/>
          </draw:line>
          <draw:line draw:style-name="gr7" draw:text-style-name="P1" draw:layer="layout" svg:x1="6.37cm" svg:y1="6.062cm" svg:x2="8.908cm" svg:y2="16.23cm">
            <text:p/>
          </draw:line>
          <draw:line draw:style-name="gr7" draw:text-style-name="P1" draw:layer="layout" svg:x1="6.497cm" svg:y1="6.062cm" svg:x2="9.035cm" svg:y2="16.23cm">
            <text:p/>
          </draw:line>
          <draw:line draw:style-name="gr7" draw:text-style-name="P1" draw:layer="layout" svg:x1="6.624cm" svg:y1="6.062cm" svg:x2="9.162cm" svg:y2="16.23cm">
            <text:p/>
          </draw:line>
        </draw:g>
        <draw:g>
          <draw:custom-shape draw:style-name="gr10" draw:text-style-name="P7" draw:layer="layout" svg:width="1.269cm" svg:height="0.19cm" svg:x="9.213cm" svg:y="16.2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9.276cm" svg:y1="16.293cm" svg:x2="10.482cm" svg:y2="16.293cm">
            <text:p/>
          </draw:line>
        </draw:g>
        <draw:g>
          <draw:custom-shape draw:style-name="gr10" draw:text-style-name="P7" draw:layer="layout" svg:width="1.269cm" svg:height="0.19cm" svg:x="7.944cm" svg:y="16.2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8.007cm" svg:y1="16.293cm" svg:x2="9.213cm" svg:y2="16.293cm">
            <text:p/>
          </draw:line>
        </draw:g>
        <draw:path draw:style-name="gr25" draw:text-style-name="P1" draw:layer="layout" svg:width="0.226cm" svg:height="0.145cm" draw:transform="rotate (-1.5707963267949) translate (9.30630897887324cm 16.3195949630014cm)" svg:viewBox="0 0 227 146" svg:d="M0 0c54 5 229 30 227 93s-227 52-227 52">
          <text:p/>
        </draw:path>
        <draw:path draw:style-name="gr25" draw:text-style-name="P1" draw:layer="layout" svg:width="0.226cm" svg:height="0.145cm" draw:transform="rotate (-1.5707963267949) translate (8.03725494312026cm 16.3195949630014cm)" svg:viewBox="0 0 227 146" svg:d="M0 0c54 5 229 30 227 93s-227 52-227 52">
          <text:p/>
        </draw:path>
        <draw:path draw:style-name="gr25" draw:text-style-name="P1" draw:layer="layout" svg:width="0.226cm" svg:height="0.145cm" draw:transform="rotate (-1.5707963267949) translate (10.5753630146262cm 16.3195949630014cm)" svg:viewBox="0 0 227 146" svg:d="M0 0c54 5 229 30 227 93s-227 52-227 52">
          <text:p/>
        </draw:path>
        <draw:custom-shape draw:style-name="gr26" draw:text-style-name="P13" draw:layer="layout" svg:width="12.691cm" svg:height="1.271cm" svg:x="1.599cm" svg:y="7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.599cm" svg:y1="7.384cm" svg:x2="14.29cm" svg:y2="7.384cm">
          <text:p/>
        </draw:line>
        <draw:line draw:style-name="gr7" draw:text-style-name="P1" draw:layer="layout" svg:x1="1.599cm" svg:y1="7.511cm" svg:x2="14.29cm" svg:y2="7.511cm">
          <text:p/>
        </draw:line>
        <draw:line draw:style-name="gr7" draw:text-style-name="P1" draw:layer="layout" svg:x1="1.599cm" svg:y1="7.638cm" svg:x2="14.29cm" svg:y2="7.638cm">
          <text:p/>
        </draw:line>
        <draw:line draw:style-name="gr7" draw:text-style-name="P1" draw:layer="layout" svg:x1="1.599cm" svg:y1="7.765cm" svg:x2="14.29cm" svg:y2="7.765cm">
          <text:p/>
        </draw:line>
        <draw:line draw:style-name="gr7" draw:text-style-name="P1" draw:layer="layout" svg:x1="1.599cm" svg:y1="7.892cm" svg:x2="14.29cm" svg:y2="7.892cm">
          <text:p/>
        </draw:line>
        <draw:line draw:style-name="gr7" draw:text-style-name="P1" draw:layer="layout" svg:x1="1.599cm" svg:y1="8.019cm" svg:x2="14.29cm" svg:y2="8.019cm">
          <text:p/>
        </draw:line>
        <draw:line draw:style-name="gr7" draw:text-style-name="P1" draw:layer="layout" svg:x1="1.599cm" svg:y1="8.146cm" svg:x2="14.29cm" svg:y2="8.146cm">
          <text:p/>
        </draw:line>
        <draw:line draw:style-name="gr7" draw:text-style-name="P1" draw:layer="layout" svg:x1="1.599cm" svg:y1="8.273cm" svg:x2="14.29cm" svg:y2="8.273cm">
          <text:p/>
        </draw:line>
        <draw:line draw:style-name="gr7" draw:text-style-name="P1" draw:layer="layout" svg:x1="1.599cm" svg:y1="8.4cm" svg:x2="14.29cm" svg:y2="8.4cm">
          <text:p/>
        </draw:line>
        <draw:line draw:style-name="gr7" draw:text-style-name="P1" draw:layer="layout" svg:x1="1.599cm" svg:y1="8.528cm" svg:x2="14.29cm" svg:y2="8.528cm">
          <text:p/>
        </draw:line>
        <draw:polygon draw:style-name="gr4" draw:text-style-name="P3" draw:layer="layout" svg:width="1.27cm" svg:height="0.19cm" draw:transform="rotate (1.5707963267949) translate (1.4081963028169cm 8.60358951058029cm)" svg:viewBox="0 0 1271 191" draw:points="444,0 826,0 1271,127 1271,191 0,191 0,127">
          <text:p/>
        </draw:polygon>
        <draw:custom-shape draw:style-name="gr26" draw:text-style-name="P13" draw:layer="layout" svg:width="12.691cm" svg:height="1.271cm" svg:x="1.599cm" svg:y="8.60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.599cm" svg:y1="8.655cm" svg:x2="14.29cm" svg:y2="8.655cm">
          <text:p/>
        </draw:line>
        <draw:line draw:style-name="gr7" draw:text-style-name="P1" draw:layer="layout" svg:x1="1.599cm" svg:y1="8.782cm" svg:x2="14.29cm" svg:y2="8.782cm">
          <text:p/>
        </draw:line>
        <draw:line draw:style-name="gr7" draw:text-style-name="P1" draw:layer="layout" svg:x1="1.599cm" svg:y1="8.909cm" svg:x2="14.29cm" svg:y2="8.909cm">
          <text:p/>
        </draw:line>
        <draw:line draw:style-name="gr7" draw:text-style-name="P1" draw:layer="layout" svg:x1="1.599cm" svg:y1="9.036cm" svg:x2="14.29cm" svg:y2="9.036cm">
          <text:p/>
        </draw:line>
        <draw:line draw:style-name="gr7" draw:text-style-name="P1" draw:layer="layout" svg:x1="1.599cm" svg:y1="9.163cm" svg:x2="14.29cm" svg:y2="9.163cm">
          <text:p/>
        </draw:line>
        <draw:line draw:style-name="gr27" draw:text-style-name="P1" draw:layer="layout" svg:x1="1.599cm" svg:y1="9.29cm" svg:x2="14.29cm" svg:y2="9.29cm">
          <text:p/>
        </draw:line>
        <draw:line draw:style-name="gr7" draw:text-style-name="P1" draw:layer="layout" svg:x1="1.599cm" svg:y1="9.417cm" svg:x2="14.29cm" svg:y2="9.417cm">
          <text:p/>
        </draw:line>
        <draw:line draw:style-name="gr7" draw:text-style-name="P1" draw:layer="layout" svg:x1="1.599cm" svg:y1="9.544cm" svg:x2="14.29cm" svg:y2="9.544cm">
          <text:p/>
        </draw:line>
        <draw:line draw:style-name="gr7" draw:text-style-name="P1" draw:layer="layout" svg:x1="1.599cm" svg:y1="9.671cm" svg:x2="14.29cm" svg:y2="9.671cm">
          <text:p/>
        </draw:line>
        <draw:line draw:style-name="gr7" draw:text-style-name="P1" draw:layer="layout" svg:x1="1.599cm" svg:y1="9.799cm" svg:x2="14.29cm" svg:y2="9.799cm">
          <text:p/>
        </draw:line>
        <draw:polygon draw:style-name="gr28" draw:text-style-name="P14" draw:layer="layout" svg:width="1.27cm" svg:height="0.19cm" draw:transform="rotate (1.5707963267949) translate (1.4081963028169cm 9.87457873555758cm)" svg:viewBox="0 0 1271 191" draw:points="444,0 826,0 1271,127 1271,191 0,191 0,127">
          <text:p/>
        </draw:polygon>
        <draw:custom-shape draw:style-name="gr26" draw:text-style-name="P13" draw:layer="layout" svg:width="12.691cm" svg:height="1.271cm" svg:x="1.599cm" svg:y="9.87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.599cm" svg:y1="9.926cm" svg:x2="14.29cm" svg:y2="9.926cm">
          <text:p/>
        </draw:line>
        <draw:line draw:style-name="gr7" draw:text-style-name="P1" draw:layer="layout" svg:x1="1.599cm" svg:y1="10.053cm" svg:x2="14.29cm" svg:y2="10.053cm">
          <text:p/>
        </draw:line>
        <draw:line draw:style-name="gr7" draw:text-style-name="P1" draw:layer="layout" svg:x1="1.599cm" svg:y1="10.18cm" svg:x2="14.29cm" svg:y2="10.18cm">
          <text:p/>
        </draw:line>
        <draw:line draw:style-name="gr7" draw:text-style-name="P1" draw:layer="layout" svg:x1="1.599cm" svg:y1="10.307cm" svg:x2="14.29cm" svg:y2="10.307cm">
          <text:p/>
        </draw:line>
        <draw:line draw:style-name="gr7" draw:text-style-name="P1" draw:layer="layout" svg:x1="1.599cm" svg:y1="10.434cm" svg:x2="14.29cm" svg:y2="10.434cm">
          <text:p/>
        </draw:line>
        <draw:line draw:style-name="gr7" draw:text-style-name="P1" draw:layer="layout" svg:x1="1.599cm" svg:y1="10.561cm" svg:x2="14.29cm" svg:y2="10.561cm">
          <text:p/>
        </draw:line>
        <draw:line draw:style-name="gr7" draw:text-style-name="P1" draw:layer="layout" svg:x1="1.599cm" svg:y1="10.688cm" svg:x2="14.29cm" svg:y2="10.688cm">
          <text:p/>
        </draw:line>
        <draw:line draw:style-name="gr7" draw:text-style-name="P1" draw:layer="layout" svg:x1="1.599cm" svg:y1="10.815cm" svg:x2="14.29cm" svg:y2="10.815cm">
          <text:p/>
        </draw:line>
        <draw:line draw:style-name="gr7" draw:text-style-name="P1" draw:layer="layout" svg:x1="1.599cm" svg:y1="10.942cm" svg:x2="14.29cm" svg:y2="10.942cm">
          <text:p/>
        </draw:line>
        <draw:line draw:style-name="gr7" draw:text-style-name="P1" draw:layer="layout" svg:x1="1.599cm" svg:y1="11.07cm" svg:x2="14.29cm" svg:y2="11.07cm">
          <text:p/>
        </draw:line>
        <draw:polygon draw:style-name="gr4" draw:text-style-name="P3" draw:layer="layout" svg:width="1.27cm" svg:height="0.19cm" draw:transform="rotate (1.5707963267949) translate (1.4081963028169cm 11.1455679605349cm)" svg:viewBox="0 0 1271 191" draw:points="444,0 827,1 1271,127 1271,191 0,191 0,127">
          <text:p/>
        </draw:polygon>
        <draw:custom-shape draw:style-name="gr26" draw:text-style-name="P13" draw:layer="layout" svg:width="12.691cm" svg:height="1.271cm" svg:x="1.599cm" svg:y="11.14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.599cm" svg:y1="11.197cm" svg:x2="14.29cm" svg:y2="11.197cm">
          <text:p/>
        </draw:line>
        <draw:line draw:style-name="gr7" draw:text-style-name="P1" draw:layer="layout" svg:x1="1.599cm" svg:y1="11.324cm" svg:x2="14.29cm" svg:y2="11.324cm">
          <text:p/>
        </draw:line>
        <draw:line draw:style-name="gr7" draw:text-style-name="P1" draw:layer="layout" svg:x1="1.599cm" svg:y1="11.451cm" svg:x2="14.29cm" svg:y2="11.451cm">
          <text:p/>
        </draw:line>
        <draw:line draw:style-name="gr7" draw:text-style-name="P1" draw:layer="layout" svg:x1="1.599cm" svg:y1="11.578cm" svg:x2="14.29cm" svg:y2="11.578cm">
          <text:p/>
        </draw:line>
        <draw:line draw:style-name="gr7" draw:text-style-name="P1" draw:layer="layout" svg:x1="1.599cm" svg:y1="11.705cm" svg:x2="14.29cm" svg:y2="11.705cm">
          <text:p/>
        </draw:line>
        <draw:line draw:style-name="gr7" draw:text-style-name="P1" draw:layer="layout" svg:x1="1.599cm" svg:y1="11.832cm" svg:x2="14.29cm" svg:y2="11.832cm">
          <text:p/>
        </draw:line>
        <draw:line draw:style-name="gr7" draw:text-style-name="P1" draw:layer="layout" svg:x1="1.599cm" svg:y1="11.959cm" svg:x2="14.29cm" svg:y2="11.959cm">
          <text:p/>
        </draw:line>
        <draw:line draw:style-name="gr7" draw:text-style-name="P1" draw:layer="layout" svg:x1="1.599cm" svg:y1="12.086cm" svg:x2="14.29cm" svg:y2="12.086cm">
          <text:p/>
        </draw:line>
        <draw:line draw:style-name="gr7" draw:text-style-name="P1" draw:layer="layout" svg:x1="1.599cm" svg:y1="12.213cm" svg:x2="14.29cm" svg:y2="12.213cm">
          <text:p/>
        </draw:line>
        <draw:line draw:style-name="gr7" draw:text-style-name="P1" draw:layer="layout" svg:x1="1.599cm" svg:y1="12.34cm" svg:x2="14.29cm" svg:y2="12.34cm">
          <text:p/>
        </draw:line>
        <draw:polygon draw:style-name="gr4" draw:text-style-name="P3" draw:layer="layout" svg:width="1.27cm" svg:height="0.19cm" draw:transform="rotate (1.5707963267949) translate (1.4081963028169cm 12.4165571855121cm)" svg:viewBox="0 0 1271 191" draw:points="444,0 826,0 1271,127 1271,191 0,191 0,127">
          <text:p/>
        </draw:polygon>
        <draw:custom-shape draw:style-name="gr26" draw:text-style-name="P13" draw:layer="layout" svg:width="12.691cm" svg:height="1.271cm" svg:x="1.599cm" svg:y="12.41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.599cm" svg:y1="12.468cm" svg:x2="14.29cm" svg:y2="12.468cm">
          <text:p/>
        </draw:line>
        <draw:line draw:style-name="gr7" draw:text-style-name="P1" draw:layer="layout" svg:x1="1.599cm" svg:y1="12.595cm" svg:x2="14.29cm" svg:y2="12.595cm">
          <text:p/>
        </draw:line>
        <draw:line draw:style-name="gr7" draw:text-style-name="P1" draw:layer="layout" svg:x1="1.599cm" svg:y1="12.722cm" svg:x2="14.29cm" svg:y2="12.722cm">
          <text:p/>
        </draw:line>
        <draw:line draw:style-name="gr7" draw:text-style-name="P1" draw:layer="layout" svg:x1="1.599cm" svg:y1="12.849cm" svg:x2="14.29cm" svg:y2="12.849cm">
          <text:p/>
        </draw:line>
        <draw:line draw:style-name="gr7" draw:text-style-name="P1" draw:layer="layout" svg:x1="1.599cm" svg:y1="12.976cm" svg:x2="14.29cm" svg:y2="12.976cm">
          <text:p/>
        </draw:line>
        <draw:line draw:style-name="gr7" draw:text-style-name="P1" draw:layer="layout" svg:x1="1.599cm" svg:y1="13.103cm" svg:x2="14.29cm" svg:y2="13.103cm">
          <text:p/>
        </draw:line>
        <draw:line draw:style-name="gr7" draw:text-style-name="P1" draw:layer="layout" svg:x1="1.599cm" svg:y1="13.23cm" svg:x2="14.29cm" svg:y2="13.23cm">
          <text:p/>
        </draw:line>
        <draw:line draw:style-name="gr7" draw:text-style-name="P1" draw:layer="layout" svg:x1="1.599cm" svg:y1="13.357cm" svg:x2="14.29cm" svg:y2="13.357cm">
          <text:p/>
        </draw:line>
        <draw:line draw:style-name="gr7" draw:text-style-name="P1" draw:layer="layout" svg:x1="1.599cm" svg:y1="13.484cm" svg:x2="14.29cm" svg:y2="13.484cm">
          <text:p/>
        </draw:line>
        <draw:line draw:style-name="gr7" draw:text-style-name="P1" draw:layer="layout" svg:x1="1.599cm" svg:y1="13.611cm" svg:x2="14.29cm" svg:y2="13.611cm">
          <text:p/>
        </draw:line>
        <draw:polygon draw:style-name="gr4" draw:text-style-name="P3" draw:layer="layout" svg:width="1.27cm" svg:height="0.19cm" draw:transform="rotate (1.5707963267949) translate (1.4081963028169cm 13.6875464104894cm)" svg:viewBox="0 0 1271 191" draw:points="444,0 826,0 1271,127 1271,191 0,191 0,127">
          <text:p/>
        </draw:polygon>
        <draw:g>
          <draw:custom-shape draw:style-name="gr29" draw:text-style-name="P15" draw:layer="layout" svg:width="0.57cm" svg:height="0.086cm" draw:transform="rotate (-1.5707963267949) translate (4.171cm 2.476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5" draw:layer="layout" svg:width="0.569cm" svg:height="0.086cm" draw:transform="rotate (-1.5707963267949) translate (4.171cm 3.518cm)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1.499cm" svg:height="0.183cm" draw:transform="skewX (0.00628318530717957) rotate (-2.88851991205062) translate (4.11936102605343cm 1.87839389982942cm)" svg:viewBox="0 0 1500 184" svg:d="M0 141c708 50 1436 105 1500-141">
            <text:p/>
          </draw:path>
          <draw:custom-shape draw:style-name="gr21" draw:text-style-name="P11" draw:layer="layout" svg:width="0.127cm" svg:height="0.128cm" draw:transform="rotate (-1.5707963267949) translate (4.213cm 1.61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1" draw:layer="layout" svg:width="0.127cm" svg:height="0.128cm" draw:transform="rotate (-1.5707963267949) translate (4.213cm 4.839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1" draw:layer="layout" svg:width="0.127cm" svg:height="0.128cm" draw:transform="rotate (-1.5707963267949) translate (4.213cm 4.674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6" draw:layer="layout" svg:width="3.711cm" svg:height="0.19cm" draw:transform="rotate (-1.5707963267949) translate (4.085cm 1.422cm)">
            <text:p/>
            <draw:enhanced-geometry svg:viewBox="0 0 21600 21600" draw:type="rectangle" draw:enhanced-path="M 0 0 L 21600 0 21600 21600 0 21600 0 0 Z N"/>
          </draw:custom-shape>
          <draw:g>
            <draw:polygon draw:style-name="gr33" draw:text-style-name="P7" draw:layer="layout" svg:width="2.046cm" svg:height="2.536cm" draw:transform="rotate (-1.5707963267949) translate (3.83239003250271cm 2.25464728028041cm)" svg:viewBox="0 0 2047 2537" draw:points="0,0 0,2537 1024,2537 1024,1902 2047,1902 2047,0">
              <text:p/>
            </draw:polygon>
            <draw:line draw:style-name="gr23" draw:text-style-name="P1" draw:layer="layout" svg:x1="3.832cm" svg:y1="3.277cm" svg:x2="1.93cm" svg:y2="3.277cm">
              <text:p/>
            </draw:line>
            <draw:custom-shape draw:style-name="gr34" draw:text-style-name="P12" draw:layer="layout" svg:width="0.896cm" svg:height="0.148cm" draw:transform="rotate (-1.5707963267949) translate (1.366cm 2.313cm)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2" draw:layer="layout" svg:width="0.896cm" svg:height="0.148cm" draw:transform="rotate (-1.5707963267949) translate (2.004cm 3.354cm)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2" draw:layer="layout" svg:width="0.896cm" svg:height="0.148cm" draw:transform="rotate (-1.5707963267949) translate (3.905cm 3.354cm)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2" draw:layer="layout" svg:width="0.896cm" svg:height="0.148cm" draw:transform="rotate (-1.5707963267949) translate (3.907cm 2.313cm)">
              <text:p/>
              <draw:enhanced-geometry svg:viewBox="0 0 21600 21600" draw:type="rectangle" draw:enhanced-path="M 0 0 L 21600 0 21600 21600 0 21600 0 0 Z N"/>
            </draw:custom-shape>
            <draw:polyline draw:style-name="gr35" draw:text-style-name="P1" draw:layer="layout" svg:width="0.512cm" svg:height="0.478cm" draw:transform="rotate (-1.5707963267949) translate (3.14578288100209cm 2.254cm)" svg:viewBox="0 0 513 479" draw:points="0,479 513,479 513,80 257,80 257,205 385,205 385,333 129,333 129,0 513,0">
              <text:p/>
            </draw:polyline>
            <draw:line draw:style-name="gr36" draw:text-style-name="P1" draw:layer="layout" svg:x1="3.526cm" svg:y1="2.767cm" svg:x2="3.754cm" svg:y2="2.767cm">
              <text:p/>
            </draw:line>
            <draw:line draw:style-name="gr37" draw:text-style-name="P1" draw:layer="layout" svg:x1="3.526cm" svg:y1="2.638cm" svg:x2="3.526cm" svg:y2="2.895cm">
              <text:p/>
            </draw:line>
            <draw:polyline draw:style-name="gr38" draw:text-style-name="P1" draw:layer="layout" svg:width="0.236cm" svg:height="2.032cm" draw:transform="rotate (-1.5707963267949) translate (3.39904050104384cm 2.76689259259259cm)" svg:viewBox="0 0 237 2033" draw:points="1,2033 1,1330 237,1330 237,253 0,253 0,0">
              <text:p/>
            </draw:polyline>
            <draw:line draw:style-name="gr37" draw:text-style-name="P1" draw:layer="layout" svg:x1="3.399cm" svg:y1="2.638cm" svg:x2="3.399cm" svg:y2="2.895cm">
              <text:p/>
            </draw:line>
          </draw:g>
          <draw:line draw:style-name="gr39" draw:text-style-name="P1" draw:layer="layout" svg:x1="4.171cm" svg:y1="2.766cm" svg:x2="3.759cm" svg:y2="2.766cm">
            <text:p/>
          </draw:line>
          <draw:line draw:style-name="gr39" draw:text-style-name="P1" draw:layer="layout" svg:x1="1.366cm" svg:y1="2.766cm" svg:x2="1.218cm" svg:y2="2.764cm">
            <text:p/>
          </draw:line>
        </draw:g>
        <draw:g>
          <draw:polygon draw:style-name="gr17" draw:text-style-name="P8" draw:layer="layout" svg:width="1.014cm" svg:height="1.261cm" svg:x="9.685cm" svg:y="2.945cm" svg:viewBox="0 0 1015 1262" draw:points="0,0 0,1262 508,1262 508,946 1015,946 1015,0">
            <text:p/>
          </draw:polygon>
          <draw:custom-shape draw:style-name="gr18" draw:text-style-name="P9" draw:layer="layout" svg:width="0.283cm" svg:height="0.043cm" svg:x="9.795cm" svg:y="2.77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9" draw:layer="layout" svg:width="0.281cm" svg:height="0.043cm" svg:x="10.312cm" svg:y="2.776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743cm" svg:height="0.09cm" draw:transform="skewX (0.00855211333477217) rotate (-1.31632732185412) translate (9.49752201739945cm 2.8019537608729cm)" svg:viewBox="0 0 744 91" svg:d="M0 69c352 25 713 53 744-69">
            <text:p/>
          </draw:path>
          <draw:custom-shape draw:style-name="gr20" draw:text-style-name="P10" draw:layer="layout" svg:width="0.063cm" svg:height="0.064cm" svg:x="9.368cm" svg:y="2.75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0" draw:layer="layout" svg:width="0.063cm" svg:height="0.064cm" svg:x="10.966cm" svg:y="2.75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0" draw:layer="layout" svg:width="0.063cm" svg:height="0.064cm" svg:x="10.884cm" svg:y="2.75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1.84cm" svg:height="0.094cm" svg:x="9.272cm" svg:y="2.819cm">
            <text:p/>
            <draw:enhanced-geometry svg:viewBox="0 0 21600 21600" draw:type="rectangle" draw:enhanced-path="M 0 0 L 21600 0 21600 21600 0 21600 0 0 Z N"/>
          </draw:custom-shape>
          <draw:g>
            <draw:line draw:style-name="gr23" draw:text-style-name="P1" draw:layer="layout" svg:x1="10.192cm" svg:y1="2.945cm" svg:x2="10.192cm" svg:y2="3.891cm">
              <text:p/>
            </draw:line>
            <draw:custom-shape draw:style-name="gr24" draw:text-style-name="P12" draw:layer="layout" svg:width="0.445cm" svg:height="0.073cm" svg:x="9.714cm" svg:y="4.17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2" draw:layer="layout" svg:width="0.444cm" svg:height="0.073cm" svg:x="10.23cm" svg:y="3.854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2" draw:layer="layout" svg:width="0.444cm" svg:height="0.073cm" svg:x="10.23cm" svg:y="2.90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2" draw:layer="layout" svg:width="0.445cm" svg:height="0.073cm" svg:x="9.714cm" svg:y="2.90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polygon draw:style-name="gr17" draw:text-style-name="P8" draw:layer="layout" svg:width="1.014cm" svg:height="1.261cm" svg:x="7.686cm" svg:y="2.944cm" svg:viewBox="0 0 1015 1262" draw:points="0,0 0,1262 508,1262 508,946 1015,946 1015,0">
            <text:p/>
          </draw:polygon>
          <draw:custom-shape draw:style-name="gr18" draw:text-style-name="P9" draw:layer="layout" svg:width="0.283cm" svg:height="0.043cm" svg:x="7.796cm" svg:y="2.77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9" draw:layer="layout" svg:width="0.282cm" svg:height="0.043cm" svg:x="8.313cm" svg:y="2.775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1" draw:layer="layout" svg:width="0.743cm" svg:height="0.09cm" draw:transform="skewX (0.00855211333477224) rotate (-1.31632732185412) translate (7.49901172487507cm 2.8009529819556cm)" svg:viewBox="0 0 744 91" svg:d="M0 69c352 25 713 53 744-69">
            <text:p/>
          </draw:path>
          <draw:custom-shape draw:style-name="gr20" draw:text-style-name="P10" draw:layer="layout" svg:width="0.063cm" svg:height="0.064cm" svg:x="7.37cm" svg:y="2.75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0" draw:layer="layout" svg:width="0.063cm" svg:height="0.064cm" svg:x="8.968cm" svg:y="2.75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0" draw:layer="layout" svg:width="0.063cm" svg:height="0.064cm" svg:x="8.886cm" svg:y="2.75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1.839cm" svg:height="0.094cm" svg:x="7.274cm" svg:y="2.818cm">
            <text:p/>
            <draw:enhanced-geometry svg:viewBox="0 0 21600 21600" draw:type="rectangle" draw:enhanced-path="M 0 0 L 21600 0 21600 21600 0 21600 0 0 Z N"/>
          </draw:custom-shape>
          <draw:g>
            <draw:line draw:style-name="gr23" draw:text-style-name="P1" draw:layer="layout" svg:x1="8.194cm" svg:y1="2.944cm" svg:x2="8.194cm" svg:y2="3.89cm">
              <text:p/>
            </draw:line>
            <draw:custom-shape draw:style-name="gr24" draw:text-style-name="P12" draw:layer="layout" svg:width="0.445cm" svg:height="0.073cm" svg:x="7.715cm" svg:y="4.17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2" draw:layer="layout" svg:width="0.445cm" svg:height="0.073cm" svg:x="8.231cm" svg:y="3.853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2" draw:layer="layout" svg:width="0.445cm" svg:height="0.073cm" svg:x="8.231cm" svg:y="2.907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2" draw:layer="layout" svg:width="0.445cm" svg:height="0.073cm" svg:x="7.715cm" svg:y="2.906cm">
              <text:p/>
              <draw:enhanced-geometry svg:viewBox="0 0 21600 21600" draw:type="rectangle" draw:enhanced-path="M 0 0 L 21600 0 21600 21600 0 21600 0 0 Z N"/>
            </draw:custom-shape>
          </draw:g>
        </draw:g>
        <draw:path draw:style-name="gr41" draw:text-style-name="P1" draw:layer="layout" svg:width="1.084cm" svg:height="6.525cm" draw:transform="rotate (-3.02221213275338) translate (1.97676444907938cm 9.24468681507453cm)" svg:viewBox="0 0 1085 6526" svg:d="M0 6522c620 114 900-2435 1019-3420 109-882 152-2668-451-3060-63-14-188-42-188-4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635cm" fo:margin-bottom="0.635cm" fo:margin-left="0.635cm" fo:margin-right="0.635cm" fo:page-width="15.24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5:27:32.910148935</meta:creation-date>
    <dc:date>2019-01-17T14:53:38.063583412</dc:date>
    <meta:editing-duration>PT1H19M40S</meta:editing-duration>
    <meta:editing-cycles>11</meta:editing-cycles>
    <meta:generator>LibreOffice/6.1.3.2$Linux_X86_64 LibreOffice_project/10$Build-2</meta:generator>
    <meta:document-statistic meta:object-count="229"/>
  </office:meta>
</office:document-meta>
</file>